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c6c3" officeooo:paragraph-rsid="0006c6c3"/>
    </style:style>
    <style:style style:name="P2" style:family="paragraph" style:parent-style-name="Standard">
      <style:text-properties fo:font-size="8pt" officeooo:rsid="0006c6c3" officeooo:paragraph-rsid="0006c6c3" style:font-size-asian="8pt" style:font-size-complex="8pt"/>
    </style:style>
    <style:style style:name="P3" style:family="paragraph" style:parent-style-name="Standard">
      <style:text-properties fo:font-size="8pt" officeooo:rsid="00086239" officeooo:paragraph-rsid="00086239" style:font-size-asian="8pt" style:font-size-complex="8pt"/>
    </style:style>
    <style:style style:name="P4" style:family="paragraph" style:parent-style-name="Standard">
      <style:text-properties fo:font-size="8pt" officeooo:rsid="000d27fb" officeooo:paragraph-rsid="000d27fb" style:font-size-asian="8pt" style:font-size-complex="8pt"/>
    </style:style>
    <style:style style:name="P5" style:family="paragraph" style:parent-style-name="Standard">
      <style:text-properties fo:font-size="8pt" officeooo:rsid="000cd546" officeooo:paragraph-rsid="000cd546" style:font-size-asian="7pt" style:font-size-complex="8pt"/>
    </style:style>
    <style:style style:name="P6" style:family="paragraph" style:parent-style-name="Standard">
      <style:text-properties fo:font-size="8pt" officeooo:rsid="000e0a40" officeooo:paragraph-rsid="000e0a40" style:font-size-asian="7pt" style:font-size-complex="8pt"/>
    </style:style>
    <style:style style:name="P7" style:family="paragraph" style:parent-style-name="Standard">
      <style:text-properties fo:font-size="12pt" officeooo:rsid="00086239" officeooo:paragraph-rsid="00086239" style:font-size-asian="10.5pt" style:font-size-complex="12pt"/>
    </style:style>
    <style:style style:name="P8" style:family="paragraph" style:parent-style-name="Standard">
      <style:text-properties fo:font-size="12pt" officeooo:rsid="000cd546" officeooo:paragraph-rsid="000cd546" style:font-size-asian="10.5pt" style:font-size-complex="12pt"/>
    </style:style>
    <style:style style:name="P9" style:family="paragraph" style:parent-style-name="Standard">
      <style:text-properties fo:font-size="12pt" officeooo:rsid="000d27fb" officeooo:paragraph-rsid="000d27fb" style:font-size-asian="10.5pt" style:font-size-complex="12pt"/>
    </style:style>
    <style:style style:name="P10" style:family="paragraph" style:parent-style-name="Standard">
      <style:text-properties fo:font-size="12pt" officeooo:rsid="000e0a40" officeooo:paragraph-rsid="000e0a40" style:font-size-asian="10.5pt" style:font-size-complex="12pt"/>
    </style:style>
    <style:style style:name="P11" style:family="paragraph" style:parent-style-name="Standard">
      <style:paragraph-properties fo:break-before="page"/>
      <style:text-properties fo:font-size="12pt" officeooo:rsid="000cd546" officeooo:paragraph-rsid="000cd546" style:font-size-asian="10.5pt" style:font-size-complex="12pt"/>
    </style:style>
    <style:style style:name="P12" style:family="paragraph" style:parent-style-name="Standard">
      <style:paragraph-properties fo:break-before="page"/>
      <style:text-properties fo:font-size="12pt" officeooo:rsid="000d27fb" officeooo:paragraph-rsid="000d27fb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1.</text:p>
      <text:p text:style-name="P1"/>
      <text:p text:style-name="P2">CREATE OR REPLACE PROCEDURE EJ1 (nombre TITULACION.NOMBRE%TYPE)</text:p>
      <text:p text:style-name="P2">IS</text:p>
      <text:p text:style-name="P2"/>
      <text:p text:style-name="P2">vId TITULACION.IDTITULACION%TYPE;</text:p>
      <text:p text:style-name="P2"/>
      <text:p text:style-name="P2">BEGIN</text:p>
      <text:p text:style-name="P2"/>
      <text:p text:style-name="P2">SELECT MAX(IDTITULACION +1) INTO vId</text:p>
      <text:p text:style-name="P2">FROM TITULACION</text:p>
      <text:p text:style-name="P2">WHERE IDTITULACION IS NOT NULL;</text:p>
      <text:p text:style-name="P2"/>
      <text:p text:style-name="P2">INSERT INTO TITULACION(IDTITULACION, NOMBRE)</text:p>
      <text:p text:style-name="P2">VALUES(vId, nombre);</text:p>
      <text:p text:style-name="P2"/>
      <text:p text:style-name="P2">END;</text:p>
      <text:p text:style-name="P2">/</text:p>
      <text:p text:style-name="P2"/>
      <text:p text:style-name="P2">BEGIN</text:p>
      <text:p text:style-name="P2">EJ1('Especialitos');</text:p>
      <text:p text:style-name="P2">END;</text:p>
      <text:p text:style-name="P2">/</text:p>
      <text:p text:style-name="P2"/>
      <text:p text:style-name="P7">EJ2.</text:p>
      <text:p text:style-name="P7"/>
      <text:p text:style-name="P3">CREATE OR REPLACE FUNCTION EJ2(nombreA ASIGNATURA.NOMBRE%TYPE, nombreT TITULACION.NOMBRE%TYPE, entsal IN OUT ASIGNATURA.IDASIGNATURA%TYPE) RETURN NUMBER</text:p>
      <text:p text:style-name="P3">IS</text:p>
      <text:p text:style-name="P3"/>
      <text:p text:style-name="P3">vId TITULACION.IDTITULACION%TYPE;</text:p>
      <text:p text:style-name="P3"/>
      <text:p text:style-name="P3">BEGIN</text:p>
      <text:p text:style-name="P3"/>
      <text:p text:style-name="P3"><text:s text:c="4"/>SELECT IDTITULACION INTO vId FROM TITULACION WHERE Upper(Nombre) = Upper(nombreT);</text:p>
      <text:p text:style-name="P3"><text:s text:c="4"/>SELECT MAX(IDASIGNATURA+1) INTO entsal FROM ASIGNATURA;</text:p>
      <text:p text:style-name="P3"><text:s text:c="4"/>INSERT INTO ASIGNATURA VALUES(entsal,nombreA,NULL,NULL,NULL,NULL,vId,NULL);</text:p>
      <text:p text:style-name="P3"><text:s text:c="4"/>RETURN 1;</text:p>
      <text:p text:style-name="P3"/>
      <text:p text:style-name="P3">EXCEPTION</text:p>
      <text:p text:style-name="P3"><text:s text:c="4"/>WHEN no_data_found THEN </text:p>
      <text:p text:style-name="P3"><text:s text:c="6"/>RETURN 0;</text:p>
      <text:p text:style-name="P3">END;</text:p>
      <text:p text:style-name="P3">/</text:p>
      <text:p text:style-name="P3"/>
      <text:p text:style-name="P3"/>
      <text:p text:style-name="P3">DECLARE</text:p>
      <text:p text:style-name="P3"><text:s text:c="2"/>entsal ASIGNATURA.IDASIGNATURA%TYPE;</text:p>
      <text:p text:style-name="P3">BEGIN</text:p>
      <text:p text:style-name="P3"><text:s text:c="2"/>IF EJ2('BASEDATOS','BASE DE DATOS',entsal) = 1 THEN</text:p>
      <text:p text:style-name="P3"><text:s text:c="4"/>DBMS_OUTPUT.PUT_LINE('Codigo: ' || entsal);</text:p>
      <text:p text:style-name="P3"><text:s text:c="2"/>ELSE</text:p>
      <text:p text:style-name="P3"><text:s text:c="4"/>DBMS_OUTPUT.PUT_LINE('ERROR');</text:p>
      <text:p text:style-name="P3"><text:s text:c="2"/>END IF;</text:p>
      <text:p text:style-name="P3">END;</text:p>
      <text:p text:style-name="P3">/</text:p>
      <text:p text:style-name="P3"/>
      <text:p text:style-name="P8"/>
      <text:p text:style-name="P11">EJ3.</text:p>
      <text:p text:style-name="P8"/>
      <text:p text:style-name="P5">CREATE OR REPLACE FUNCTION EJ3(nombreA ASIGNATURA.NOMBRE%TYPE, codPro in out asignatura.idprofesor%type) RETURN VARCHAR2</text:p>
      <text:p text:style-name="P5">IS</text:p>
      <text:p text:style-name="P5"/>
      <text:p text:style-name="P5"><text:s text:c="4"/>idPro ASIGNATURA.IDPROFESOR%TYPE;</text:p>
      <text:p text:style-name="P5"/>
      <text:p text:style-name="P5">BEGIN</text:p>
      <text:p text:style-name="P5"/>
      <text:p text:style-name="P5"><text:s text:c="4"/>SELECT ASIGNATURA.IDPROFESOR INTO idPro FROM ASIGNATURA WHERE nombreA = ASIGNATURA.NOMBRE;</text:p>
      <text:p text:style-name="P5"><text:s text:c="4"/>IF idPro != NULL THEN</text:p>
      <text:p text:style-name="P5"><text:s text:c="8"/>RETURN idPro;</text:p>
      <text:p text:style-name="P5"><text:s text:c="4"/>ELSE</text:p>
      <text:p text:style-name="P5"><text:s text:c="8"/>RETURN NULL;</text:p>
      <text:p text:style-name="P5">END IF;</text:p>
      <text:p text:style-name="P5">END;</text:p>
      <text:p text:style-name="P5">/</text:p>
      <text:p text:style-name="P5"/>
      <text:p text:style-name="P5">SET SERVEROUTPUT ON</text:p>
      <text:p text:style-name="P5">DECLARE</text:p>
      <text:p text:style-name="P5">codPro ASIGNATURA.IDPROFESOR%TYPE;</text:p>
      <text:p text:style-name="P5">BEGIN</text:p>
      <text:p text:style-name="P5">IF EJ3('Seguridad Vial', codPro) != NULL THEN</text:p>
      <text:p text:style-name="P5"><text:s text:c="4"/>DBMS_OUTPUT.PUT_LINE('Codigo: ' || codPro);</text:p>
      <text:p text:style-name="P5">ELSE</text:p>
      <text:p text:style-name="P5"><text:s text:c="4"/>DBMS_OUTPUT.PUT_LINE('NULL');</text:p>
      <text:p text:style-name="P5">END IF;</text:p>
      <text:p text:style-name="P5">END;</text:p>
      <text:p text:style-name="P5">/</text:p>
      <text:p text:style-name="P5"/>
      <text:p text:style-name="P9">EJ4.</text:p>
      <text:p text:style-name="P9"/>
      <text:p text:style-name="P4">CREATE OR REPLACE FUNCTION EJ4 (nombreT TITULACION.NOMBRE%TYPE) RETURN NUMBER</text:p>
      <text:p text:style-name="P4"/>
      <text:p text:style-name="P4">IS</text:p>
      <text:p text:style-name="P4"/>
      <text:p text:style-name="P4">total NUMBER;</text:p>
      <text:p text:style-name="P4"/>
      <text:p text:style-name="P4">BEGIN</text:p>
      <text:p text:style-name="P4"/>
      <text:p text:style-name="P4">SELECT COUNT(ASIGNATURA.NOMBRE) INTO total FROM TITULACION, ASIGNATURA WHERE nombreT = TITULACION.NOMBRE AND TITULACION.IDTITULACION = ASIGNATURA.IDTITULACION;</text:p>
      <text:p text:style-name="P4">RETURN total;</text:p>
      <text:p text:style-name="P4">END;</text:p>
      <text:p text:style-name="P4">/</text:p>
      <text:p text:style-name="P4"/>
      <text:p text:style-name="P4">BEGIN</text:p>
      <text:p text:style-name="P4">DBMS_OUTPUT.PUT_LINE(EJ4('Matematicas'));</text:p>
      <text:p text:style-name="P4">END;</text:p>
      <text:p text:style-name="P4">/</text:p>
      <text:p text:style-name="P4"/>
      <text:p text:style-name="P9"/>
      <text:p text:style-name="P12">EJ5.</text:p>
      <text:p text:style-name="P9"/>
      <text:p text:style-name="P4">CREATE OR REPLACE PROCEDURE EJ5(nombreP PERSONA.NOMBRE%TYPE, apellidoP PERSONA.APELLIDO%TYPE, numCM IN OUT NUMBER, numCI IN OUT NUMBER)</text:p>
      <text:p text:style-name="P4">IS</text:p>
      <text:p text:style-name="P4"/>
      <text:p text:style-name="P4">numeroCM NUMBER;</text:p>
      <text:p text:style-name="P4">numeroCI NUMBER;</text:p>
      <text:p text:style-name="P4"/>
      <text:p text:style-name="P4">BEGIN</text:p>
      <text:p text:style-name="P4"/>
      <text:p text:style-name="P4">SELECT COUNT(ALUMNO_ASIGNATURA.NUMEROMATRICULA) INTO numeroCM </text:p>
      <text:p text:style-name="P4">FROM PERSONA, ALUMNO, ALUMNO_ASIGNATURA </text:p>
      <text:p text:style-name="P4">WHERE nombreP = PERSONA.NOMBRE </text:p>
      <text:p text:style-name="P4">AND apellidoP = PERSONA.APELLIDO </text:p>
      <text:p text:style-name="P4">AND PERSONA.DNI = ALUMNO.DNI </text:p>
      <text:p text:style-name="P4">AND ALUMNO.IDALUMNO = ALUMNO_ASIGNATURA.IDALUMNO;</text:p>
      <text:p text:style-name="P4"/>
      <text:p text:style-name="P4">SELECT COUNT (ASIGNATURA.IDASIGNATURA) INTO numeroCI FROM PERSONA, PROFESOR, ASIGNATURA WHERE nombreP = PERSONA.NOMBRE AND apellidoP = PERSONA.APELLIDO AND PERSONA.DNI = PROFESOR.DNI AND PROFESOR.IDPROFESOR = ASIGNATURA.IDASIGNATURA;</text:p>
      <text:p text:style-name="P4"/>
      <text:p text:style-name="P4">DBMS_OUTPUT.PUT_LINE(numeroCM);</text:p>
      <text:p text:style-name="P4">DBMS_OUTPUT.PUT_LINE(numeroCI);</text:p>
      <text:p text:style-name="P4"/>
      <text:p text:style-name="P4">END;</text:p>
      <text:p text:style-name="P4">/</text:p>
      <text:p text:style-name="P4"/>
      <text:p text:style-name="P4">SET SERVEROUTPUT ON</text:p>
      <text:p text:style-name="P4">DECLARE</text:p>
      <text:p text:style-name="P4">numCM NUMBER;</text:p>
      <text:p text:style-name="P4">numCI NUMBER;</text:p>
      <text:p text:style-name="P4">BEGIN</text:p>
      <text:p text:style-name="P4">EJ5('Luis', 'Ramirez', numCM, numCI);</text:p>
      <text:p text:style-name="P4">END;</text:p>
      <text:p text:style-name="P4">/</text:p>
      <text:p text:style-name="P4"/>
      <text:p text:style-name="P10">EJ6.</text:p>
      <text:p text:style-name="P10"/>
      <text:p text:style-name="P6">CREATE OR REPLACE PROCEDURE EJ6</text:p>
      <text:p text:style-name="P6">IS</text:p>
      <text:p text:style-name="P6"><text:s text:c="4"/>CURSOR nombreT IS SELECT DISTINCT nombre,idtitulacion FROM titulacion ORDER BY nombre;</text:p>
      <text:p text:style-name="P6"><text:s text:c="8"/>aux titulacion.idtitulacion%TYPE;</text:p>
      <text:p text:style-name="P6"><text:s text:c="4"/>CURSOR nombreA IS SELECT DISTINCT asignatura.nombre, asignatura.idasignatura FROM asignatura, titulacion where asignatura.idtitulacion = aux;</text:p>
      <text:p text:style-name="P6"><text:tab/><text:tab/>aux2 asignatura.idasignatura%TYPE;</text:p>
      <text:p text:style-name="P6"/>
      <text:p text:style-name="P6">BEGIN</text:p>
      <text:p text:style-name="P6"/>
      <text:p text:style-name="P6"><text:s text:c="4"/>FOR v_nombreT IN nombreT LOOP</text:p>
      <text:p text:style-name="P6"><text:s text:c="8"/>DBMS_OUTPUT.PUT_LINE('TITULACION: ' || v_nombreT.nombre);</text:p>
      <text:p text:style-name="P6"><text:s text:c="4"/><text:tab/>aux := v_nombreT.idtitulacion;</text:p>
      <text:p text:style-name="P6"><text:tab/><text:tab/>FOR v_nombreA IN nombreA LOOP</text:p>
      <text:p text:style-name="P6"><text:s text:c="8"/><text:tab/>DBMS_OUTPUT.PUT_LINE('***ASIGNATURA: ' || v_nombreA.nombre);</text:p>
      <text:p text:style-name="P6"><text:s text:c="4"/><text:tab/><text:tab/>aux2 := v_nombreA.idasignatura;</text:p>
      <text:p text:style-name="P6"><text:tab/><text:tab/>END LOOP;</text:p>
      <text:p text:style-name="P6"><text:tab/>END LOOP;</text:p>
      <text:p text:style-name="P6">END;</text:p>
      <text:p text:style-name="P6">/</text:p>
      <text:p text:style-name="P6"/>
      <text:p text:style-name="P6">BEGIN</text:p>
      <text:p text:style-name="P6">EJ6;</text:p>
      <text:p text:style-name="P6">END;</text:p>
      <text:p text:style-name="P6">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21:08:16.995000000</meta:creation-date>
    <dc:date>2019-02-13T20:27:37.227000000</dc:date>
    <meta:editing-duration>PT2H5M</meta:editing-duration>
    <meta:editing-cycles>11</meta:editing-cycles>
    <meta:generator>LibreOffice/6.1.3.2$Windows_X86_64 LibreOffice_project/86daf60bf00efa86ad547e59e09d6bb77c699acb</meta:generator>
    <meta:document-statistic meta:table-count="0" meta:image-count="0" meta:object-count="0" meta:page-count="3" meta:paragraph-count="124" meta:word-count="370" meta:character-count="3350" meta:non-whitespace-character-count="2961"/>
  </office:meta>
</office:document-meta>
</file>